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236cm" svg:height="9.236cm" draw:z-index="0"><draw:image xlink:href="https://fakeimg.pl/400x400" xlink:type="simple" xlink:show="embed" xlink:actuate="onLoad" draw:filter-name="&lt;All images&gt;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{d.firstname} {d.lastname}</meta:initial-creator>
    <meta:creation-date>2023-06-09T11:19:29.276329918</meta:creation-date>
    <dc:date>2023-06-09T11:25:22.392984068</dc:date>
    <dc:creator>{d.firstname} {d.lastname}</dc:creator>
    <meta:editing-duration>PT5M53S</meta:editing-duration>
    <meta:editing-cycles>2</meta:editing-cycles>
    <meta:generator>LibreOffice/7.5.4.1$MacOSX_X86_64 LibreOffice_project/3a6a10a8a824826630ea908dcaea93b45a6a0af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